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textarea-horizontal-align="justify" draw:textarea-vertical-align="middle" draw:auto-grow-height="false" fo:min-height="2.637cm" fo:min-width="2.54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076cm" fo:min-width="5.132cm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2cm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68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86cm" fo:min-width="0.105cm" loext:decorative="false"/>
    </style:style>
    <style:style style:name="gr16" style:family="graphic" style:parent-style-name="standard">
      <style:graphic-properties draw:textarea-vertical-align="middle" draw:auto-grow-height="false" fo:min-height="0.625cm" fo:min-width="0cm" loext:decorative="false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 loext:opacity="100%"/>
    </style:style>
    <style:style style:name="P8" style:family="paragraph">
      <loext:graphic-properties draw:fill="none" draw:fill-color="#ffffff"/>
      <style:text-properties fo:color="#ff0000" loext:opacity="100%" fo:font-size="12pt"/>
    </style:style>
    <style:style style:name="T1" style:family="text">
      <style:text-properties fo:font-size="24pt"/>
    </style:style>
    <style:style style:name="T2" style:family="text">
      <style:text-properties fo:color="#ff0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09cm" svg:height="4.083cm" svg:x="17.26cm" svg:y="8.983cm">
          <text:p text:style-name="P1"><text:span text:style-name="T1">Ag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632cm" svg:height="3.326cm" svg:x="12.208cm" svg:y="3.21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58cm" svg:y1="8.995cm" svg:x2="12.8cm" svg:y2="6.551cm">
          <text:p/>
        </draw:line>
        <draw:line draw:style-name="gr4" draw:text-style-name="P4" draw:layer="layout" svg:x1="13.607cm" svg:y1="6.501cm" svg:x2="10.986cm" svg:y2="9.223cm">
          <text:p/>
        </draw:line>
        <draw:line draw:style-name="gr5" draw:text-style-name="P4" draw:layer="layout" svg:x1="1.461cm" svg:y1="10.986cm" svg:x2="7.609cm" svg:y2="10.973cm">
          <text:p/>
        </draw:line>
        <draw:line draw:style-name="gr5" draw:text-style-name="P4" draw:layer="layout" svg:x1="21.645cm" svg:y1="11.069cm" svg:x2="28.032cm" svg:y2="11.031cm">
          <text:p/>
        </draw:line>
        <draw:frame draw:style-name="gr6" draw:text-style-name="P5" draw:layer="layout" svg:width="2.897cm" svg:height="2.115cm" svg:x="14.062cm" svg:y="4.409cm">
          <draw:text-box>
            <text:p><text:span text:style-name="T1">LLM</text:span></text:p>
          </draw:text-box>
        </draw:frame>
        <draw:frame draw:style-name="gr7" draw:text-style-name="P6" draw:layer="layout" svg:width="2.098cm" svg:height="0.806cm" svg:x="9.552cm" svg:y="7.156cm">
          <draw:text-box>
            <text:p>Prompt</text:p>
          </draw:text-box>
        </draw:frame>
        <draw:frame draw:style-name="gr8" draw:text-style-name="P6" draw:layer="layout" svg:width="2.732cm" svg:height="0.806cm" svg:x="12.272cm" svg:y="7.887cm">
          <draw:text-box>
            <text:p>Response</text:p>
          </draw:text-box>
        </draw:frame>
        <draw:frame draw:style-name="gr9" draw:text-style-name="P6" draw:layer="layout" svg:width="2.759cm" svg:height="1.008cm" svg:x="1.185cm" svg:y="9.499cm">
          <draw:text-box>
            <text:p>User input</text:p>
          </draw:text-box>
        </draw:frame>
        <draw:frame draw:style-name="gr10" draw:text-style-name="P6" draw:layer="layout" svg:width="3.972cm" svg:height="0.806cm" svg:x="23.939cm" svg:y="9.524cm">
          <draw:text-box>
            <text:p>Agent response</text:p>
          </draw:text-box>
        </draw:frame>
        <draw:custom-shape draw:style-name="gr1" draw:text-style-name="P2" draw:layer="layout" svg:width="4.309cm" svg:height="4.083cm" svg:x="7.684cm" svg:y="8.907cm">
          <text:p text:style-name="P1"><text:span text:style-name="T1">Ag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387cm" svg:y1="6.526cm" svg:x2="19.201cm" svg:y2="9.097cm">
          <text:p/>
        </draw:line>
        <draw:frame draw:style-name="gr8" draw:text-style-name="P6" draw:layer="layout" svg:width="2.732cm" svg:height="0.806cm" svg:x="19.126cm" svg:y="7.912cm">
          <draw:text-box>
            <text:p>Response</text:p>
          </draw:text-box>
        </draw:frame>
        <draw:line draw:style-name="gr11" draw:text-style-name="P4" draw:layer="layout" svg:x1="18.571cm" svg:y1="9.121cm" svg:x2="16.731cm" svg:y2="6.526cm">
          <text:p/>
        </draw:line>
        <draw:frame draw:style-name="gr12" draw:text-style-name="P6" draw:layer="layout" svg:width="2.098cm" svg:height="0.806cm" svg:x="15.297cm" svg:y="7.207cm">
          <draw:text-box>
            <text:p>Prompt</text:p>
          </draw:text-box>
        </draw:frame>
        <draw:line draw:style-name="gr13" draw:text-style-name="P4" draw:layer="layout" svg:x1="11.969cm" svg:y1="10.961cm" svg:x2="17.185cm" svg:y2="11.011cm">
          <text:p/>
        </draw:line>
        <draw:frame draw:style-name="gr14" draw:text-style-name="P8" draw:layer="layout" svg:width="4.668cm" svg:height="1.199cm" svg:x="12.297cm" svg:y="13.153cm">
          <draw:text-box>
            <text:p text:style-name="P7"><text:span text:style-name="T2">The output of Agent 2 </text:span></text:p>
            <text:p text:style-name="P7"><text:span text:style-name="T2">is the input to Agent 2</text:span></text:p>
          </draw:text-box>
        </draw:frame>
        <draw:custom-shape draw:style-name="gr15" draw:text-style-name="P3" draw:layer="layout" svg:width="1.209cm" svg:height="1.411cm" svg:x="14.01cm" svg:y="11.5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6" draw:text-style-name="P3" draw:layer="layout" svg:width="0.999cm" svg:height="0.999cm" svg:x="32.509cm" svg:y="10.5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4T11:31:37.090785200</meta:creation-date>
    <dc:date>2025-04-25T10:58:47.518119400</dc:date>
    <meta:editing-duration>PT18H12M23S</meta:editing-duration>
    <meta:editing-cycles>4</meta:editing-cycles>
    <meta:generator>LibreOffice/25.2.2.2$Windows_X86_64 LibreOffice_project/7370d4be9e3cf6031a51beef54ff3bda878e3fac</meta:generator>
    <meta:document-statistic meta:object-count="20"/>
  </office:meta>
</office:document-meta>
</file>